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ConfigurerSupport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ConfigurerSupport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ConfigurerSupport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ConfigurerSupport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